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25-04-07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24-12-31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24-10-07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24-04-22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24-01-03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23-10-10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23-04-11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23-01-05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22-10-0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22-04-04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22-01-03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21-04-0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21-01-0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21-01-04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20-10-23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20-01-07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9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9-01-04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8-01-0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7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7-01-11 18:51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6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6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6-01-06 18:43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5-01-07 16:44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4-01-08 17:18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2-01-04 23:25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1-01-05 17:49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9-01-07 17:45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8-01-14 18:13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6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6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6-01-03 22:05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5-01-10 21:48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4-01-03 22:43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1-01-04 15:16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28101103102</text:p>
          </table:table-cell>
          <table:table-cell office:value-type="string" calcext:value-type="string">
            <text:p>24S 35W 09CCC 02</text:p>
          </table:table-cell>
          <table:table-cell office:value-type="string" calcext:value-type="string">
            <text:p>2000-01-05 15:20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34" meta:object-count="0"/>
    <meta:user-defined meta:name="AppVersion">3.0</meta:user-defined>
  </office:meta>
</office:document-meta>
</file>